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e491" officeooo:paragraph-rsid="0009e491"/>
    </style:style>
    <style:style style:name="P2" style:family="paragraph" style:parent-style-name="Standard">
      <style:text-properties style:text-underline-style="solid" style:text-underline-width="auto" style:text-underline-color="font-color" officeooo:rsid="0009e491" officeooo:paragraph-rsid="0009e491"/>
    </style:style>
    <style:style style:name="P3" style:family="paragraph" style:parent-style-name="Standard">
      <style:text-properties style:text-underline-style="none" officeooo:rsid="0009e491" officeooo:paragraph-rsid="0009e491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étodos</text:p>
      <text:p text:style-name="P1"/>
      <text:p text:style-name="P1">los métodos en ruby se definen utilizando la palabra reservada def al iniciar la rutina y end al finalizarla</text:p>
      <text:p text:style-name="P2"/>
      <text:p text:style-name="P1">def Método</text:p>
      <text:p text:style-name="P1">end</text:p>
      <text:p text:style-name="P1">para mandarle parámetros, solo debemos escribir entre paréntesis estos, separados por comas</text:p>
      <text:p text:style-name="P1"/>
      <text:p text:style-name="P1">def Suma(Operando1, OPerando2)</text:p>
      <text:p text:style-name="P1"><text:tab/>puts Operando1 + Operando2</text:p>
      <text:p text:style-name="P1">end</text:p>
      <text:p text:style-name="P1">para especificar que el método retornará algún<text:tab/><text:span text:style-name="T1"><text:tab/></text:span> valor, solo debemos usar la palabra reservada return</text:p>
      <text:p text:style-name="P1"/>
      <text:p text:style-name="P1">def Suma(Operando1, OPerando2)</text:p>
      <text:p text:style-name="P1"><text:tab/>sum = Operando1 + Operando2</text:p>
      <text:p text:style-name="P1"><text:tab/>return sum</text:p>
      <text:p text:style-name="P1">end</text:p>
      <text:p text:style-name="P1"/>
      <text:p text:style-name="P3"/>
      <text:p text:style-name="P1">sin embargo, es importante hacer notar que de todas maneras ruby retorna la ultima expresión evaluada en el método, por lo tanto escribir</text:p>
      <text:p text:style-name="P1"/>
      <text:p text:style-name="P1">def met</text:p>
      <text:p text:style-name="P1"><text:tab/>return "Hola"</text:p>
      <text:p text:style-name="P1">end</text:p>
      <text:p text:style-name="P1">es igual a</text:p>
      <text:p text:style-name="P1"/>
      <text:p text:style-name="P1">def met</text:p>
      <text:p text:style-name="P1"><text:tab/>"Hola"</text:p>
      <text:p text:style-name="P1">end</text:p>
      <text:p text:style-name="P1"/>
      <text:p text:style-name="P1">El uso de métodos clases y objetos van a permitir que tú código sea menos complejo y más fácil de mantener aumentando con ello tu productividad.</text:p>
      <text:p text:style-name="P1"/>
      <text:p text:style-name="P1"/>
      <text:p text:style-name="P1">def saludar( nombre )</text:p>
      <text:p text:style-name="P1"><text:s text:c="2"/>fecha = Time.now</text:p>
      <text:p text:style-name="P1"><text:s text:c="2"/>puts "Hoy es #{fecha}"</text:p>
      <text:p text:style-name="P1"><text:s text:c="2"/>if( nombre.nil? or nombre.empty? )</text:p>
      <text:p text:style-name="P1"><text:s text:c="4"/>puts "Hola amigo poco conversador. Bienvenido al mundo de Ruby."</text:p>
      <text:p text:style-name="P1"><text:s text:c="2"/>else</text:p>
      <text:p text:style-name="P1"><text:s text:c="4"/>puts "Hola #{nombre}. Bienvenido al mundo de Ruby."</text:p>
      <text:p text:style-name="P1"><text:s text:c="2"/>end</text:p>
      <text:p text:style-name="P1">end</text:p>
      <text:p text:style-name="P1"/>
      <text:p text:style-name="P1">print "Por favor escribe tu nombre y presiona la tecla de retorno: "</text:p>
      <text:p text:style-name="P1">nombre = gets.chomp</text:p>
      <text:p text:style-name="P1"/>
      <text:p text:style-name="P1">saludar( nombre 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22:34:17.581836790</meta:creation-date>
    <dc:date>2018-08-31T22:42:32.695078602</dc:date>
    <meta:editing-duration>PT8M18S</meta:editing-duration>
    <meta:editing-cycles>1</meta:editing-cycles>
    <meta:document-statistic meta:table-count="0" meta:image-count="0" meta:object-count="0" meta:page-count="1" meta:paragraph-count="34" meta:word-count="186" meta:character-count="1124" meta:non-whitespace-character-count="947"/>
    <meta:generator>LibreOffice/6.0.3.2$Linux_X86_64 LibreOffice_project/00m0$Build-2</meta:generator>
  </office:meta>
</office:document-meta>
</file>